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5.671cm" style:use-optimal-column-width="false"/>
    </style:style>
    <style:style style:name="co2" style:family="table-column">
      <style:table-column-properties style:column-width="68.951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4.621cm" svg:height="208.995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فاطمہ کے چین نے علی کے نُورِ عین نے<text:line-break/>باخُدا حُسین نے دین کو بچا دیا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 text:style-name="P2">هر طرف سے بندھ ہو چُکے تھے حق کے راستے<text:line-break/>خون مانگتا تھا دین زندگی کے واسطے<text:line-break/>دین کے اُصول نے نائبِ رسول نے<text:line-break/>زندگی کا قرض اپنے خون سے چُکا دیا</text:p>
              </table:table-cell>
              <table:table-cell>
                <text:p text:style-name="P2">حرف آ رہا تھا دینِ مُصطفی کے نام پر<text:line-break/>ممبرِ رسول بِک رہا تھا تختِ شام پر<text:line-break/>دین کی اساس نے دستِ حق شناس نے<text:line-break/>اُمتِ محمدی کو خواب سے جگا دیا</text:p>
              </table:table-cell>
            </table:table-row>
            <table:table-row table:style-name="ro2" table:default-cell-style-name="ce3">
              <table:table-cell>
                <text:p text:style-name="P2">پھر سے شرک کی طرف پلٹ نہ جائے آدمی<text:line-break/>مُستقیم سے بھٹک نہ جائے آدمیراہیں<text:line-break/>شاہِ تشنہ کام نے وقت کے امام نے<text:line-break/>حق کی راہ پر لہو سے اک دیا جلا دیا</text:p>
              </table:table-cell>
              <table:table-cell>
                <text:p text:style-name="P2">میرِ شام بن گیا تھا سانپ آستین کا<text:line-break/>خُسروی کے سر پہ رکھ رہا تھا تاج دین کا<text:line-break/>بادشاہِ دین نے بوریا نشین نے<text:line-break/>آرزوئے خُسروی کو خاک میں ملا دیا</text:p>
              </table:table-cell>
            </table:table-row>
            <table:table-row table:style-name="ro2" table:default-cell-style-name="ce3">
              <table:table-cell>
                <text:p text:style-name="P2">بڑھتے بڑھتے بات جب اُصولِ دیں پہ آگئی<text:line-break/>اور یزیدیت کی شکل میں عروج پا گئی<text:line-break/>بڑھ کے پھر دلیر نے شیرِ حقِ شیر نے<text:line-break/>دو پہر میں تخت و تاج و قصرِ شام ڈھا دیا</text:p>
              </table:table-cell>
              <table:table-cell>
                <text:p text:style-name="P2">حلقِ بے زبان سے ظُلم کی کمان توڑ دی<text:line-break/>شہ رگِ گُلو سے خنجروں کی دھار موڑ دی<text:line-break/>نازشِ حیات نے فخرِ کائنات نے<text:line-break/>سر کٹا کے آدمی کا سر بلند کر دیا</text:p>
              </table:table-cell>
            </table:table-row>
            <table:table-row table:style-name="ro2" table:default-cell-style-name="ce3">
              <table:table-cell>
                <text:p text:style-name="P2">دل کہاں سے لاؤں جو کروں یہ واقعہ بیان<text:line-break/>تین دن کی پیاس میں وہ حوصلہ تھا الامان <text:line-break/>ظلم کے اسیر نے رن میں اک صغیر نے<text:line-break/>مسکرا کے فوج شام کو رلا رلا دیا</text:p>
              </table:table-cell>
              <table:table-cell>
                <text:p text:style-name="P2">حلقِ بے زبان سے ظلم کی کمان توڑ دی<text:line-break/>شہ رگِ گلو سے خنجروں کی دھار موڑ دی<text:line-break/>نازشِ <text:s/>حیات نے، فخرِ کائنات نے<text:line-break/>سر کٹا کے آدمی کا سر بلند کر دیا</text:p>
              </table:table-cell>
            </table:table-row>
            <table:table-row table:style-name="ro2">
              <table:table-cell table:style-name="ce1" table:number-columns-spanned="2">
                <text:p text:style-name="P1">لاکھ جان و دل نثار سیدِ اَنام پر<text:line-break/>رو دیا فلک بھی بے کسیِ تشنہ کام پر<text:line-break/>اپنے مہ جبیں کو، دلبرِ حسین کو<text:line-break/>کھینچ کر گلے سے تیر جب گلے لگا لیا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4.628cm" fo:page-height="208.9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9:39:09.613946600</meta:creation-date>
    <dc:date>2026-01-21T19:41:27.966757600</dc:date>
    <meta:editing-duration>PT2M18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